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ott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marker-start-width="0.05cm" draw:marker-end-width="0.05cm" draw:fill="solid" draw:fill-color="#9966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05cm" draw:marker-end-width="0.05cm" draw:fill="solid" draw:fill-color="#6b0094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663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280099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280099" draw:marker-end="Arrow" draw:marker-end-width="0.3cm" draw:fill="solid" draw:fill-color="#280099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9966cc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6b0094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Fine_20_Dashed" svg:stroke-width="0.2cm" svg:stroke-color="#ff6633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dash" draw:stroke-dash="Dashed_20__28_var_29_" svg:stroke-width="0.2cm" svg:stroke-color="#ff6633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solid" svg:stroke-color="#000000" draw:fill="solid" draw:fill-color="#c0c0c0" draw:textarea-horizontal-align="left" draw:auto-grow-height="true" draw:auto-grow-width="false" fo:min-height="0.75cm" fo:min-width="4.5cm"/>
    </style:style>
    <style:style style:name="gr19" style:family="graphic" style:parent-style-name="standard">
      <style:graphic-properties draw:stroke="dash" draw:stroke-dash="Fine_20_Dashed"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dash" draw:stroke-dash="_33__20_Dashes_20_3_20_Dots_20__28_var_29_"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dash" draw:stroke-dash="Fine_20_Dotted" svg:stroke-width="0.2cm" draw:marker-start-width="0.5cm" draw:marker-end="Arrow" draw:marker-end-width="0.4cm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align="center" fo:text-indent="0cm"/>
      <style:text-properties fo:color="#ffffcc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ffffcc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9.9cm" svg:height="22cm" svg:x="1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cm" svg:height="1cm" svg:x="5cm" svg:y="8.3cm">
          <text:p text:style-name="P2">mmd_child.f90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6cm" svg:height="1cm" svg:x="12.8cm" svg:y="11.1cm">
          <text:p text:style-name="P2"><text:span text:style-name="T1">mmd_utilities.f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6cm" svg:height="1cm" svg:x="20.55cm" svg:y="8.3cm">
          <text:p text:style-name="P2">mmd_parent.f90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10cm" svg:height="1cm" svg:x="4.7cm" svg:y="16.6cm">
          <text:p text:style-name="P2"><text:span text:style-name="T2">MMD_handle_communicator.f9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8.9cm" svg:height="1cm" svg:x="17.9cm" svg:y="16cm">
          <text:p text:style-name="P2"><text:span text:style-name="T2">mmd_mpi_wrapper.f9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5cm" svg:height="1cm" svg:x="13.3cm" svg:y="6.9cm">
          <text:p text:style-name="P2">mmd_test.f90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4.867cm" svg:height="1cm" svg:x="13.592cm" svg:y="25.8cm">
          <text:p text:style-name="P2">cfortran.h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834cm" svg:height="1.074cm" svg:x="13.608cm" svg:y="23.726cm">
          <text:p text:style-name="P2">mmdc_util.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4" draw:id="id4" draw:layer="layout" svg:width="6cm" svg:height="1cm" svg:x="2.2cm" svg:y="21.474cm">
          <text:p text:style-name="P2">mmdc_child.c</text:p>
          <draw:enhanced-geometry svg:viewBox="0 0 21600 21600" draw:type="rectangle" draw:enhanced-path="M 0 0 L 21600 0 21600 21600 0 21600 0 0 Z N"/>
        </draw:custom-shape>
        <draw:custom-shape draw:style-name="gr9" draw:text-style-name="P2" xml:id="id3" draw:id="id3" draw:layer="layout" svg:width="6cm" svg:height="1cm" svg:x="23.6cm" svg:y="21.474cm">
          <text:p text:style-name="P2">mmdc_parent.c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025cm" svg:y1="25.8cm" svg:x2="16.025cm" svg:y2="24.8cm" draw:start-shape="id1" draw:start-glue-point="0" draw:end-shape="id2" draw:end-glue-point="2" svg:d="m16025 25800v-1000">
          <text:p/>
        </draw:connector>
        <draw:connector draw:style-name="gr10" draw:text-style-name="P1" draw:layer="layout" svg:x1="18.442cm" svg:y1="24.263cm" svg:x2="26.6cm" svg:y2="22.474cm" draw:start-shape="id2" draw:start-glue-point="1" draw:end-shape="id3" draw:end-glue-point="2" svg:d="m18442 24263h8158v-1789">
          <text:p/>
        </draw:connector>
        <draw:connector draw:style-name="gr10" draw:text-style-name="P1" draw:layer="layout" svg:x1="13.608cm" svg:y1="24.263cm" svg:x2="5.2cm" svg:y2="22.474cm" draw:start-shape="id2" draw:start-glue-point="3" draw:end-shape="id4" draw:end-glue-point="2" svg:d="m13608 24263h-8408v-1789">
          <text:p/>
        </draw:connector>
        <draw:connector draw:style-name="gr11" draw:text-style-name="P1" draw:layer="layout" svg:x1="15.8cm" svg:y1="12.1cm" svg:x2="14.7cm" svg:y2="17.1cm" draw:start-shape="id5" draw:start-glue-point="2" draw:end-shape="id6" draw:end-glue-point="1" svg:d="m15800 12100v5000h-1100">
          <text:p/>
        </draw:connector>
        <draw:connector draw:style-name="gr11" draw:text-style-name="P1" draw:layer="layout" draw:type="lines" svg:x1="12.8cm" svg:y1="11.6cm" svg:x2="11cm" svg:y2="8.8cm" draw:start-shape="id5" draw:start-glue-point="3" draw:end-shape="id7" draw:end-glue-point="1" svg:d="m12800 11600h-501l-798-2800h-501">
          <text:p/>
        </draw:connector>
        <draw:connector draw:style-name="gr11" draw:text-style-name="P1" draw:layer="layout" draw:type="lines" svg:x1="18.8cm" svg:y1="11.6cm" svg:x2="20.55cm" svg:y2="8.8cm" draw:start-shape="id5" draw:start-glue-point="1" draw:end-shape="id8" draw:end-glue-point="3" svg:d="m18800 11600h501l748-2800h501">
          <text:p/>
        </draw:connector>
        <draw:connector draw:style-name="gr12" draw:text-style-name="P1" draw:layer="layout" svg:x1="15.8cm" svg:y1="11.1cm" svg:x2="15.8cm" svg:y2="7.9cm" draw:start-shape="id5" draw:start-glue-point="0" draw:end-shape="id9" draw:end-glue-point="2" svg:d="m15800 11100v-3200">
          <text:p/>
        </draw:connector>
        <draw:connector draw:style-name="gr13" draw:text-style-name="P1" draw:layer="layout" draw:line-skew="0.5cm" svg:x1="9.7cm" svg:y1="17.6cm" svg:x2="22.35cm" svg:y2="17cm" draw:start-shape="id6" draw:start-glue-point="2" draw:end-shape="id10" draw:end-glue-point="2" svg:d="m9700 17600v1001h12650v-1601">
          <text:p/>
        </draw:connector>
        <draw:connector draw:style-name="gr11" draw:text-style-name="P1" draw:layer="layout" svg:x1="15.8cm" svg:y1="12.1cm" svg:x2="17.9cm" svg:y2="16.5cm" draw:start-shape="id5" draw:start-glue-point="2" draw:end-shape="id10" draw:end-glue-point="3" svg:d="m15800 12100v4400h2100">
          <text:p/>
        </draw:connector>
        <draw:connector draw:style-name="gr13" draw:text-style-name="P1" draw:layer="layout" svg:x1="4.7cm" svg:y1="17.1cm" svg:x2="5cm" svg:y2="8.8cm" draw:start-shape="id6" draw:start-glue-point="3" draw:end-shape="id7" draw:end-glue-point="3" svg:d="m4700 17100h-501v-8300h801">
          <text:p/>
        </draw:connector>
        <draw:connector draw:style-name="gr13" draw:text-style-name="P1" draw:layer="layout" draw:line-skew="-2.4cm" svg:x1="4.7cm" svg:y1="17.1cm" svg:x2="13.3cm" svg:y2="7.4cm" draw:start-shape="id6" draw:start-glue-point="3" draw:end-shape="id9" draw:end-glue-point="3" svg:d="m4700 17100h-2901v-9700h11501">
          <text:p/>
        </draw:connector>
        <draw:connector draw:style-name="gr14" draw:text-style-name="P1" draw:layer="layout" svg:x1="26.8cm" svg:y1="16.5cm" svg:x2="26.55cm" svg:y2="8.8cm" draw:start-shape="id10" draw:start-glue-point="1" draw:end-shape="id8" draw:end-glue-point="1" svg:d="m26800 16500h501v-7700h-751">
          <text:p/>
        </draw:connector>
        <draw:connector draw:style-name="gr14" draw:text-style-name="P1" draw:layer="layout" draw:line-skew="2.5cm" svg:x1="26.8cm" svg:y1="16.5cm" svg:x2="18.3cm" svg:y2="7.4cm" draw:start-shape="id10" draw:start-glue-point="1" draw:end-shape="id9" draw:end-glue-point="1" svg:d="m26800 16500h3001v-9100h-11501">
          <text:p/>
        </draw:connector>
        <draw:connector draw:style-name="gr14" draw:text-style-name="P1" draw:layer="layout" svg:x1="22.35cm" svg:y1="16cm" svg:x2="8cm" svg:y2="9.3cm" draw:start-shape="id10" draw:start-glue-point="0" draw:end-shape="id7" draw:end-glue-point="2" svg:d="m22350 16000v-3350h-14350v-3350">
          <text:p/>
        </draw:connector>
        <draw:connector draw:style-name="gr13" draw:text-style-name="P1" draw:layer="layout" svg:x1="9.7cm" svg:y1="16.6cm" svg:x2="23.55cm" svg:y2="9.3cm" draw:start-shape="id6" draw:start-glue-point="0" draw:end-shape="id8" draw:end-glue-point="2" svg:d="m9700 16600v-3650h13850v-3650">
          <text:p/>
        </draw:connector>
        <draw:line draw:style-name="gr15" draw:text-style-name="P1" draw:layer="layout" svg:x1="2.1cm" svg:y1="19.7cm" svg:x2="29.8cm" svg:y2="19.7cm">
          <text:p/>
        </draw:line>
        <draw:connector draw:style-name="gr10" draw:text-style-name="P1" draw:layer="layout" svg:x1="16.025cm" svg:y1="23.726cm" svg:x2="16.025cm" svg:y2="22.474cm" draw:start-shape="id2" draw:start-glue-point="0" svg:d="m16025 23726v-1252">
          <text:p/>
        </draw:connector>
        <draw:connector draw:style-name="gr10" draw:text-style-name="P1" draw:layer="layout" svg:x1="13cm" svg:y1="21.974cm" svg:x2="8.2cm" svg:y2="21.974cm" draw:start-shape="id11" draw:start-glue-point="3" draw:end-shape="id4" draw:end-glue-point="1" svg:d="m13000 21974h-4800">
          <text:p/>
        </draw:connector>
        <draw:connector draw:style-name="gr10" draw:text-style-name="P1" draw:layer="layout" svg:x1="19cm" svg:y1="21.974cm" svg:x2="23.6cm" svg:y2="21.974cm" draw:start-shape="id11" draw:start-glue-point="1" draw:end-shape="id3" draw:end-glue-point="3" svg:d="m19000 21974h4600">
          <text:p/>
        </draw:connector>
        <draw:custom-shape draw:style-name="gr9" draw:text-style-name="P2" xml:id="id11" draw:id="id11" draw:layer="layout" svg:width="6cm" svg:height="1cm" svg:x="13cm" svg:y="21.474cm">
          <text:p text:style-name="P2">mmdc_util.c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7.909cm" svg:y1="21.326cm" svg:x2="25.321cm" svg:y2="9.362cm" svg:d="m27909 21326v-5982h-2588v-5982">
          <text:p/>
        </draw:connector>
        <draw:connector draw:style-name="gr17" draw:text-style-name="P1" draw:layer="layout" svg:x1="4.097cm" svg:y1="21.383cm" svg:x2="6.57cm" svg:y2="9.304cm" svg:d="m4097 21383v-6039h2473v-6040">
          <text:p/>
        </draw:connector>
        <draw:frame draw:style-name="gr18" draw:text-style-name="P6" xml:id="id12" draw:id="id12" draw:layer="layout" svg:width="7.4cm" svg:height="1.216cm" svg:x="4.3cm" svg:y="3.8cm">
          <draw:text-box>
            <text:p text:style-name="P5"><text:span text:style-name="T3"><text:s/></text:span><text:span text:style-name="T3">MMD2WAY-CHILD</text:span></text:p>
          </draw:text-box>
        </draw:frame>
        <draw:frame draw:style-name="gr18" draw:text-style-name="P6" xml:id="id13" draw:id="id13" draw:layer="layout" svg:width="8.5cm" svg:height="1.216cm" svg:x="19.3cm" svg:y="3.784cm">
          <draw:text-box>
            <text:p text:style-name="P5"><text:span text:style-name="T3"><text:s/></text:span><text:span text:style-name="T3">MMD2WAY-PARENT</text:span></text:p>
          </draw:text-box>
        </draw:frame>
        <draw:connector draw:style-name="gr19" draw:text-style-name="P1" draw:layer="layout" svg:x1="8cm" svg:y1="5.016cm" svg:x2="8cm" svg:y2="8.3cm" draw:start-shape="id12" draw:start-glue-point="2" draw:end-shape="id7" draw:end-glue-point="0" svg:d="m8000 5016v3284">
          <text:p/>
        </draw:connector>
        <draw:connector draw:style-name="gr20" draw:text-style-name="P1" draw:layer="layout" svg:x1="23.55cm" svg:y1="5cm" svg:x2="23.55cm" svg:y2="8.3cm" draw:start-shape="id13" draw:start-glue-point="2" draw:end-shape="id8" draw:end-glue-point="0" svg:d="m23550 5000v3300">
          <text:p/>
        </draw:connector>
        <draw:connector draw:style-name="gr21" draw:text-style-name="P1" draw:layer="layout" draw:type="lines" draw:line-skew="2.799cm" svg:x1="11.7cm" svg:y1="4.408cm" svg:x2="15.8cm" svg:y2="6.9cm" draw:start-shape="id12" draw:start-glue-point="1" draw:end-shape="id9" draw:end-glue-point="0" svg:d="m11700 4408h3300l800 1991v501">
          <text:p/>
        </draw:connector>
        <draw:connector draw:style-name="gr21" draw:text-style-name="P1" draw:layer="layout" draw:type="lines" draw:line-skew="-2.499cm" svg:x1="19.3cm" svg:y1="4.392cm" svg:x2="15.8cm" svg:y2="6.9cm" draw:start-shape="id13" draw:start-glue-point="3" draw:end-shape="id9" draw:end-glue-point="0" svg:d="m19300 4392h-3000l-500 2007v501">
          <text:p/>
        </draw:connector>
        <draw:frame draw:style-name="gr22" draw:layer="layout" svg:width="3.935cm" svg:height="1.038cm" svg:x="2.3cm" svg:y="26cm">
          <draw:text-box>
            <text:p text:style-name="P5">MMD library</text:p>
          </draw:text-box>
        </draw:frame>
        <draw:frame draw:style-name="gr18" draw:text-style-name="P6" xml:id="id14" draw:id="id14" draw:layer="layout" svg:width="5cm" svg:height="1.216cm" svg:x="13.3cm" svg:y="1.1cm">
          <draw:text-box>
            <text:p text:style-name="P5"><text:span text:style-name="T3"><text:s/></text:span><text:span text:style-name="T3">MMD2WAY</text:span></text:p>
          </draw:text-box>
        </draw:frame>
        <draw:connector draw:style-name="gr19" draw:text-style-name="P1" draw:layer="layout" draw:line-skew="-2.4cm" svg:x1="13.3cm" svg:y1="1.708cm" svg:x2="8cm" svg:y2="3.784cm" draw:start-shape="id14" draw:start-glue-point="3" svg:d="m13300 1708h-5300v2076">
          <text:p/>
        </draw:connector>
        <draw:connector draw:style-name="gr19" draw:text-style-name="P1" draw:layer="layout" svg:x1="18.3cm" svg:y1="1.708cm" svg:x2="23.55cm" svg:y2="3.784cm" draw:start-shape="id14" draw:start-glue-point="1" draw:end-shape="id13" draw:end-glue-point="0" svg:d="m18300 1708h5250v2076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 Condensed'" style:font-family-generic-asian="system" style:font-pitch-asian="variable" style:font-size-asian="24pt" style:language-asian="zxx" style:country-asian="none" style:font-family-complex="'DejaVu Sans Condensed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.7cm" fo:page-height="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10-01-13T10:09:05</meta:creation-date>
    <dc:date>2016-06-27T15:52:12</dc:date>
    <meta:editing-cycles>20</meta:editing-cycles>
    <meta:editing-duration>PT2H29M33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